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ymbol" svg:font-family="Symbol"/>
    <style:font-face style:name="Times" svg:font-family="Times"/>
    <style:font-face style:name="Wingdings" svg:font-family="Wingding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1111in" fo:text-align="center"/>
      <style:text-properties style:font-name="Times" fo:font-size="14.0pt"/>
    </style:style>
    <style:style style:name="P2" style:family="paragraph" style:parent-style-name="Standard">
      <style:text-properties style:font-name="Times" fo:font-size="14.0pt"/>
    </style:style>
    <style:style style:name="P3" style:family="paragraph" style:parent-style-name="Standard">
      <style:text-properties style:font-name="Times" fo:font-size="11.0pt"/>
    </style:style>
    <style:style style:name="P4" style:family="paragraph" style:parent-style-name="Standard">
      <style:text-properties style:font-name="Times" fo:font-size="12.0pt"/>
    </style:style>
    <style:style style:name="P5" style:family="paragraph" style:parent-style-name="Standard">
      <style:text-properties style:font-name="Times" fo:font-size="11.0pt" fo:color="#ff0000"/>
    </style:style>
    <style:style style:name="P6" style:family="paragraph" style:parent-style-name="Standard">
      <style:paragraph-properties fo:text-align="center"/>
      <style:text-properties style:font-name="Times" fo:font-size="11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font-size="12.0pt" fo:font-size-asian="12.0pt" fo:font-size-complex="12.0pt" fo:font-weight="bold" fo:font-weight-asian="bold" fo:font-weight-complex="bold" fo:letter-spacing="0.0000in"/>
    </style:style>
    <style:style style:name="T3" style:family="text">
      <style:text-properties fo:font-size="12.0pt" fo:font-size-asian="12.0pt" fo:font-size-complex="12.0pt" fo:letter-spacing="0.0000in"/>
    </style:style>
    <style:style style:name="T4" style:family="text">
      <style:text-properties fo:letter-spacing="0.0000in"/>
    </style:style>
    <style:style style:name="T5" style:family="text">
      <style:text-properties style:font-name="Wingdings" fo:letter-spacing="0.0000in"/>
    </style:style>
    <style:style style:name="T6" style:family="text">
      <style:text-properties fo:font-size="11.0pt" fo:font-size-asian="11.0pt" fo:font-size-complex="11.0pt" fo:letter-spacing="0.0000in"/>
    </style:style>
    <style:style style:name="T7" style:family="text">
      <style:text-properties style:font-name="Symbol" fo:letter-spacing="0.0000in"/>
    </style:style>
    <style:style style:name="T8" style:family="text">
      <style:text-properties fo:font-style="italic" fo:font-style-asian="italic" fo:font-style-complex="italic"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1. Définitions et paradigmes</text:span></text:p>
      <text:p text:style-name="P2"><text:span text:style-name="T1">Recherche qualitative</text:span></text:p>
      <text:p text:style-name="P3"><text:span text:style-name="T2">Recherche scientifique</text:span><text:span text:style-name="T3"><text:s/></text:span><text:span text:style-name="T4">= mode de connaissance qui utilise des méthodes (procédures et règles spécifiques) ; étudier une question ou un problème, développement une connaissance</text:span></text:p>
      <text:p text:style-name="P3"><text:span text:style-name="T2">Recherche qualitative</text:span><text:span text:style-name="T3"><text:s/></text:span><text:span text:style-name="T4">= compréhension des intentions et des motivations poussant à l’action</text:span></text:p>
      <text:p text:style-name="P3"><text:span text:style-name="T4">Spécifié : l’ancrage de l’individu dans son milieu</text:span></text:p>
      <text:p text:style-name="P3"><text:span text:style-name="T2">Objectif</text:span><text:span text:style-name="T4"> : comprendre un objet / phénomène / problème de recherche ; résoudre une énigme</text:span></text:p>
      <text:p text:style-name="P3"><text:span text:style-name="T4">Questions sur le comportement humain</text:span></text:p>
      <text:p text:style-name="P3"><text:span text:style-name="T4">Méthode en adéquation avec l’objet d’étude</text:span></text:p>
      <text:p text:style-name="P4"><text:span text:style-name="T1">6 principes fondamentaux (règles)</text:span></text:p>
      <text:p text:style-name="P3"><text:span text:style-name="T4">- Univers physique ou social est organisé (recherche des structures souvent reproduites)</text:span></text:p>
      <text:p text:style-name="P3"><text:span text:style-name="T4">- On peut comprendre l’organisation de l’univers physique ou social (débat : saisissable ?)</text:span></text:p>
      <text:p text:style-name="P3"><text:span text:style-name="T4">- Raisonnement logique prime (dans la mise en place de la recherche et pas des résultats)</text:span></text:p>
      <text:p text:style-name="P3"><text:span text:style-name="T4">- Science repose sur une base empirique (aussi pour la quali ?)</text:span></text:p>
      <text:p text:style-name="P3"><text:span text:style-name="T4">- Explications ne doivent pas se contredire</text:span></text:p>
      <text:p text:style-name="P3"><text:span text:style-name="T4">- Recherche reproductible (pas en quali ! </text:span><text:span text:style-name="T5"></text:span><text:span text:style-name="T4"><text:s/>intérêt de la singularité)</text:span></text:p>
      <text:p text:style-name="P4"><text:span text:style-name="T1">Esprit du chercheur</text:span><text:span text:style-name="T6"> : </text:span></text:p>
      <text:p text:style-name="P3"><text:span text:style-name="T4">- doute </text:span></text:p>
      <text:p text:style-name="P3"><text:span text:style-name="T4">- observation</text:span></text:p>
      <text:p text:style-name="P3"><text:span text:style-name="T4">- exhaustivité </text:span></text:p>
      <text:p text:style-name="P3"><text:span text:style-name="T4">- neutralité </text:span><text:span text:style-name="T5"></text:span><text:span text:style-name="T4"><text:s/>production connaissance</text:span></text:p>
      <text:p text:style-name="P3"><text:span text:style-name="T4">Neutralité presque impossible ! On cherche le plus possible en tenant compte des implications du chercheur dans la recherche</text:span></text:p>
      <text:p text:style-name="P3"><text:span text:style-name="T4"/></text:p>
      <text:p text:style-name="P2"><text:span text:style-name="T1">Définitions des concepts</text:span></text:p>
      <text:p text:style-name="P3"><text:span text:style-name="T2">Paradigmes</text:span><text:span text:style-name="T4"><text:s/>= ensemble théorique qui permet de comprendre l’activité scientifique </text:span><text:span text:style-name="T5"></text:span><text:span text:style-name="T4"><text:s/>cohérence de l’ensemble</text:span></text:p>
      <text:p text:style-name="P3"><text:span text:style-name="T4">1. Positiviste et post-positiviste &amp; 2. Post-moderne, subjectiviste et constructiviste</text:span></text:p>
      <text:p text:style-name="P4"><text:span text:style-name="T6">Composantes </text:span><text:span text:style-name="T1">constructivisme</text:span><text:span text:style-name="T6"> :</text:span></text:p>
      <text:p text:style-name="P3"><text:span text:style-name="T4">- Réalité mouvante du contexte</text:span></text:p>
      <text:p text:style-name="P3"><text:span text:style-name="T4">- Construction individuelle et collective (sociale)</text:span></text:p>
      <text:p text:style-name="P3"><text:span text:style-name="T4">- Compréhension du monde (sans explication)</text:span></text:p>
      <text:p text:style-name="P3"><text:span text:style-name="T4">- Processus de co-construction</text:span></text:p>
      <text:p text:style-name="P3"><text:span text:style-name="T5"></text:span><text:span text:style-name="T4"><text:s/>Complexité de l’expérience humaine</text:span></text:p>
      <text:p text:style-name="P3"><text:span text:style-name="T1">Individu</text:span><text:span text:style-name="T4"> : subjectif ; cognition </text:span><text:span text:style-name="T7">↔</text:span><text:span text:style-name="T4"><text:s/>affectif ; construit des significations personnelles ; en relation ; en contexte</text:span></text:p>
      <text:p text:style-name="P3"><text:span text:style-name="T1">Chercheur</text:span><text:span text:style-name="T4"> : valeurs ; référents théoriques et culturels ; construction du monde ; ressources ; coparticipant</text:span></text:p>
      <text:p text:style-name="P3"><text:span text:style-name="T1">Méthode</text:span><text:span text:style-name="T4"> : dialogue (co-construction) ; analyse signification des actes ; compréhension intuitive (empathie) ; interprétation en plusieurs synthèse ; par le langage</text:span></text:p>
      <text:p text:style-name="P3"><text:span text:style-name="T4"/></text:p>
      <text:p text:style-name="P3"><text:span text:style-name="T2">Théorie</text:span><text:span text:style-name="T4"> = construction intellectuelle cohérente ; protocole de recherche</text:span></text:p>
      <text:p text:style-name="P3"><text:span text:style-name="T4">Théorie qualitative : démarche de compréhension des comportements dans des contextes donnés</text:span></text:p>
      <text:p text:style-name="P3"><text:span text:style-name="T4">Evolution / abandon</text:span></text:p>
      <text:p text:style-name="P3"><text:span text:style-name="T4">Méthodologie : étude des usages et méthodes scientifiques ; spécifique à un domaine ; quantitatif ou qualitatif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2"><text:span text:style-name="T1">Débat entre paradigme</text:span></text:p>
      <text:p text:style-name="P3"><text:span text:style-name="T4">Débat nécessaire et constructif</text:span></text:p>
      <text:p text:style-name="P3"><text:span text:style-name="T4">Complémentarité</text:span></text:p>
      <text:p text:style-name="P3"><text:span text:style-name="T4">Kuhn : science : crise et révolution</text:span></text:p>
      <text:p text:style-name="P3"><text:span text:style-name="T4">Scientificité que pour le post-positivisme</text:span></text:p>
      <text:p text:style-name="P5"><text:span text:style-name="T4"/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4"/></text:p>
          </table:table-cell>
          <table:table-cell table:style-name="TableCell1">
            <text:p text:style-name="P3"><text:span text:style-name="T1">Positivisme et post-positivisme</text:span></text:p>
          </table:table-cell>
          <table:table-cell table:style-name="TableCell1">
            <text:p text:style-name="P3"><text:span text:style-name="T1">Subjectivisme et constructivisme</text:span></text:p>
          </table:table-cell>
        </table:table-row>
        <table:table-row>
          <table:table-cell table:style-name="TableCell1">
            <text:p text:style-name="P6"><text:span text:style-name="T1">Théorie</text:span></text:p>
          </table:table-cell>
          <table:table-cell table:style-name="TableCell1">
            <text:p text:style-name="P3"><text:span text:style-name="T4">Réalité mesurable : faits universels</text:span></text:p>
            <text:p text:style-name="P3"><text:span text:style-name="T4">Lois : explication ; liens stables entre les éléments ; connaissance reproductible</text:span></text:p>
            <text:p text:style-name="P3"><text:span text:style-name="T4">Recherche de causalité</text:span></text:p>
            <text:p text:style-name="P3"><text:span text:style-name="T4">Connaissance généralisable et reproductible</text:span></text:p>
          </table:table-cell>
          <table:table-cell table:style-name="TableCell1">
            <text:p text:style-name="P3"><text:span text:style-name="T4">Réalité mouvante (contexte)</text:span></text:p>
            <text:p text:style-name="P3"><text:span text:style-name="T4">Lois : compréhension</text:span></text:p>
            <text:p text:style-name="P3"><text:span text:style-name="T4">Construction de sens et de structures après coup (individuelle et collective-sociale)</text:span></text:p>
            <text:p text:style-name="P3"><text:span text:style-name="T4">Vie quotidienne de l’individu (spécifique)</text:span></text:p>
          </table:table-cell>
        </table:table-row>
        <table:table-row>
          <table:table-cell table:style-name="TableCell1">
            <text:p text:style-name="P6"><text:span text:style-name="T1">Individu</text:span></text:p>
          </table:table-cell>
          <table:table-cell table:style-name="TableCell1">
            <text:p text:style-name="P3"><text:span text:style-name="T4">Biologique</text:span></text:p>
            <text:p text:style-name="P3"><text:span text:style-name="T4">Mesures objectives</text:span></text:p>
            <text:p text:style-name="P3"><text:span text:style-name="T4">Evaluation</text:span></text:p>
            <text:p text:style-name="P3"><text:span text:style-name="T4">Prédiction</text:span></text:p>
          </table:table-cell>
          <table:table-cell table:style-name="TableCell1">
            <text:p text:style-name="P3"><text:span text:style-name="T4">Histoire et contexte</text:span></text:p>
            <text:p text:style-name="P3"><text:span text:style-name="T4">Subjectivité</text:span></text:p>
            <text:p text:style-name="P3"><text:span text:style-name="T4">Construction du monde</text:span></text:p>
            <text:p text:style-name="P3"><text:span text:style-name="T4">Relation aux autres</text:span></text:p>
          </table:table-cell>
        </table:table-row>
        <table:table-row>
          <table:table-cell table:style-name="TableCell1">
            <text:p text:style-name="P6"><text:span text:style-name="T1">Chercheur</text:span></text:p>
          </table:table-cell>
          <table:table-cell table:style-name="TableCell1">
            <text:p text:style-name="P3"><text:span text:style-name="T4">Expert</text:span></text:p>
            <text:p text:style-name="P3"><text:span text:style-name="T4">« Absence » des valeurs du chercheur</text:span></text:p>
          </table:table-cell>
          <table:table-cell table:style-name="TableCell1">
            <text:p text:style-name="P3"><text:span text:style-name="T4">Coparticipant</text:span></text:p>
            <text:p text:style-name="P3"><text:span text:style-name="T4">Présence des valeurs à tous les niveaux</text:span></text:p>
          </table:table-cell>
        </table:table-row>
        <table:table-row>
          <table:table-cell table:style-name="TableCell1">
            <text:p text:style-name="P6"><text:span text:style-name="T1">Méthode</text:span></text:p>
          </table:table-cell>
          <table:table-cell table:style-name="TableCell1">
            <text:p text:style-name="P3"><text:span text:style-name="T4">Expérimentable/quantitative</text:span></text:p>
            <text:p text:style-name="P3"><text:span text:style-name="T4">Manipulation et contrôle des variables</text:span></text:p>
            <text:p text:style-name="P3"><text:span text:style-name="T4">Laboratoire</text:span></text:p>
          </table:table-cell>
          <table:table-cell table:style-name="TableCell1">
            <text:p text:style-name="P3"><text:span text:style-name="T4">Qualitative</text:span></text:p>
            <text:p text:style-name="P3"><text:span text:style-name="T4">Interaction entre chercheur et participant</text:span></text:p>
            <text:p text:style-name="P3"><text:span text:style-name="T4">Transaction ; co-construction</text:span></text:p>
            <text:p text:style-name="P3"><text:span text:style-name="T4">Compréhension intuitive (empathie)</text:span></text:p>
          </table:table-cell>
        </table:table-row>
      </table:table>
      <text:p text:style-name="P3"><text:span text:style-name="T4"/></text:p>
      <text:p text:style-name="P2"><text:span text:style-name="T1">CONCLUSION </text:span></text:p>
      <text:p text:style-name="P3"><text:span text:style-name="T4">Futur de la recherche qualitative en psychologie</text:span></text:p>
      <text:p text:style-name="P3"><text:span text:style-name="T4">Méthodologie qualitative</text:span></text:p>
      <text:p text:style-name="P3"><text:span text:style-name="T4">- Ne facilite pas la vie d’un jeune chercheur</text:span></text:p>
      <text:p text:style-name="P3"><text:span text:style-name="T4">- Absence de standards faciles d’emploi</text:span></text:p>
      <text:p text:style-name="P3"><text:span text:style-name="T4">- Coûts personnels et professionnels importants (minorité) : difficile de faire entendre sa pertinence</text:span></text:p>
      <text:p text:style-name="P3"><text:span text:style-name="T4"/></text:p>
      <text:p text:style-name="P3"><text:span text:style-name="T8">Pourtant</text:span></text:p>
      <text:p text:style-name="P3"><text:span text:style-name="T4">- Ouvrir de nouveau champs de recherche</text:span></text:p>
      <text:p text:style-name="P3"><text:span text:style-name="T4">- Utiliser les nouvelles technologies de communication</text:span></text:p>
      <text:p text:style-name="P3"><text:span text:style-name="T4">- Dépasser les frontières des champ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  <meta:initial-creator>Annabelle Wyss</meta:initial-creator>
  </office:meta>
</office:document-meta>
</file>